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<text:s/>BubbleSort</text:p>
          </table:table-cell>
          <table:table-cell office:value-type="string">
            <text:p><text:s/>InsertionSort</text:p>
          </table:table-cell>
          <table:table-cell office:value-type="string">
            <text:p><text:s/>QuickSort</text:p>
          </table:table-cell>
          <table:table-cell office:value-type="string">
            <text:p><text:s/>MergeSort</text:p>
          </table:table-cell>
          <table:table-cell/>
          <table:table-cell office:value-type="string">
            <text:p>Averages:</text:p>
          </table:table-cell>
          <table:table-cell office:value-type="string">
            <text:p><text:s/>BubbleSort</text:p>
          </table:table-cell>
          <table:table-cell office:value-type="string">
            <text:p><text:s/>InsertionSort</text:p>
          </table:table-cell>
          <table:table-cell office:value-type="string">
            <text:p><text:s/>QuickSort</text:p>
          </table:table-cell>
          <table:table-cell office:value-type="string">
            <text:p><text:s/>MergeSor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">
            <text:p>0</text:p>
          </table:table-cell>
          <table:table-cell table:formula="of:=AVERAGE([.C102:.C201])" office:value-type="float" office:value="0">
            <text:p>0</text:p>
          </table:table-cell>
          <table:table-cell table:formula="of:=AVERAGE([.D102:.D201])" office:value-type="float" office:value="0">
            <text:p>0</text:p>
          </table:table-cell>
          <table:table-cell table:formula="of:=AVERAGE([.E102:.E20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">
            <text:p>0</text:p>
          </table:table-cell>
          <table:table-cell table:formula="of:=AVERAGE([.C202:.C301])" office:value-type="float" office:value="0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">
            <text:p>0</text:p>
          </table:table-cell>
          <table:table-cell table:formula="of:=AVERAGE([.C302:.C401])" office:value-type="float" office:value="0">
            <text:p>0</text:p>
          </table:table-cell>
          <table:table-cell table:formula="of:=AVERAGE([.D302:.D401])" office:value-type="float" office:value="0">
            <text:p>0</text:p>
          </table:table-cell>
          <table:table-cell table:formula="of:=AVERAGE([.E302:.E401])" office:value-type="float" office:value="0.01">
            <text:p>0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1">
            <text:p>0.01</text:p>
          </table:table-cell>
          <table:table-cell table:formula="of:=AVERAGE([.C402:.C501])" office:value-type="float" office:value="0">
            <text:p>0</text:p>
          </table:table-cell>
          <table:table-cell table:formula="of:=AVERAGE([.D402:.D501])" office:value-type="float" office:value="0">
            <text:p>0</text:p>
          </table:table-cell>
          <table:table-cell table:formula="of:=AVERAGE([.E402:.E501])" office:value-type="float" office:value="0.03">
            <text:p>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1" table:formula="of:=AVERAGE([.B502:.B601])" office:value-type="float" office:value="0.17">
            <text:p>0.17</text:p>
          </table:table-cell>
          <table:table-cell table:style-name="ce1" table:formula="of:=AVERAGE([.C502:.C601])" office:value-type="float" office:value="0.09">
            <text:p>0.09</text:p>
          </table:table-cell>
          <table:table-cell table:style-name="ce1" table:formula="of:=AVERAGE([.D502:.D601])" office:value-type="float" office:value="0">
            <text:p>0</text:p>
          </table:table-cell>
          <table:table-cell table:style-name="ce1" table:formula="of:=AVERAGE([.E502:.E601])" office:value-type="float" office:value="0.49">
            <text:p>0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77">
            <text:p>0.77</text:p>
          </table:table-cell>
          <table:table-cell table:formula="of:=AVERAGE([.C602:.C701])" office:value-type="float" office:value="0.28">
            <text:p>0.28</text:p>
          </table:table-cell>
          <table:table-cell table:formula="of:=AVERAGE([.D602:.D701])" office:value-type="float" office:value="0">
            <text:p>0</text:p>
          </table:table-cell>
          <table:table-cell table:formula="of:=AVERAGE([.E602:.E701])" office:value-type="float" office:value="1.85">
            <text:p>1.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20.33">
            <text:p>20.33</text:p>
          </table:table-cell>
          <table:table-cell table:formula="of:=AVERAGE([.C702:.C801])" office:value-type="float" office:value="7">
            <text:p>7</text:p>
          </table:table-cell>
          <table:table-cell table:formula="of:=AVERAGE([.D702:.D801])" office:value-type="float" office:value="0.02">
            <text:p>0.02</text:p>
          </table:table-cell>
          <table:table-cell table:formula="of:=AVERAGE([.E702:.E801])" office:value-type="float" office:value="44.41">
            <text:p>44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81">
            <text:p>81</text:p>
          </table:table-cell>
          <table:table-cell table:formula="of:=AVERAGE([.C901:.C8022])" office:value-type="float" office:value="28">
            <text:p>28</text:p>
          </table:table-cell>
          <table:table-cell table:formula="of:=AVERAGE([.D901:.D8022])" office:value-type="float" office:value="0">
            <text:p>0</text:p>
          </table:table-cell>
          <table:table-cell table:formula="of:=AVERAGE([.E901:.E8022])" office:value-type="float" office:value="178">
            <text:p>1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  <draw:frame table:end-cell-address="Sheet1.M49" table:end-x="0.1315in" table:end-y="0.1543in" draw:z-index="0" draw:style-name="gr1" svg:width="6.6311in" svg:height="6.0228in" svg:x="0.7496in" svg:y="0.0094in">
              <draw:object draw:notify-on-update-of-ranges="Sheet1.G2:Sheet1.G10 Sheet1.H1:Sheet1.H1 Sheet1.H2:Sheet1.H10 Sheet1.G2:Sheet1.G10 Sheet1.I1:Sheet1.I1 Sheet1.I2:Sheet1.I10 Sheet1.G2:Sheet1.G10 Sheet1.J1:Sheet1.J1 Sheet1.J2:Sheet1.J10 Sheet1.G2:Sheet1.G10 Sheet1.K1:Sheet1.K1 Sheet1.K2:Sheet1.K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1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9T11:45:05</dc:date>
    <dc:creator>Ben Sanabria</dc:creator>
    <meta:generator>OpenOffice.org/3.2$Unix OpenOffice.org_project/320m18$Build-9502</meta:generator>
    <meta:document-statistic meta:table-count="1" meta:cell-count="4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logarithmic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regression-type="power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844cm" svg:height="15.299cm" xlink:href=".." chart:class="chart:scatter" chart:style-name="ch1">
        <chart:title svg:x="7.571cm" svg:y="0.306cm" chart:style-name="ch2">
          <text:p>All Sorts</text:p>
        </chart:title>
        <chart:legend chart:legend-position="end" svg:x="12.887cm" svg:y="5.419cm" chart:style-name="ch3"/>
        <chart:plot-area chart:style-name="ch4" table:cell-range-address="Sheet1.G1:Sheet1.K10" chart:data-source-has-labels="row" svg:x="0.471cm" svg:y="1.11cm" svg:width="12.081cm" svg:height="13.475cm">
          <chart:axis chart:dimension="x" chart:name="primary-x" chart:style-name="ch5">
            <chart:title svg:x="6.091cm" svg:y="14.326cm" chart:style-name="ch6">
              <text:p>size of list</text:p>
            </chart:title>
          </chart:axis>
          <chart:axis chart:dimension="y" chart:name="primary-y" chart:style-name="ch5">
            <chart:title svg:x="0.337cm" svg:y="8.60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H2:Sheet1.H10" chart:label-cell-address="Sheet1.H1:Sheet1.H1" chart:class="chart:scatter">
            <chart:domain table:cell-range-address="Sheet1.G2:Sheet1.G10"/>
            <chart:regression-curve chart:style-name="ch10">
              <chart:equation svg:x="8.388cm" svg:y="7.532cm"/>
            </chart:regression-curve>
            <chart:data-point chart:repeated="9"/>
          </chart:series>
          <chart:series chart:style-name="ch11" chart:values-cell-range-address="Sheet1.I2:Sheet1.I10" chart:label-cell-address="Sheet1.I1:Sheet1.I1" chart:class="chart:scatter">
            <chart:regression-curve chart:style-name="ch12">
              <chart:equation svg:x="9.078cm" svg:y="10.769cm"/>
            </chart:regression-curve>
            <chart:data-point chart:repeated="9"/>
          </chart:series>
          <chart:series chart:style-name="ch13" chart:values-cell-range-address="Sheet1.J2:Sheet1.J10" chart:label-cell-address="Sheet1.J1:Sheet1.J1" chart:class="chart:scatter">
            <chart:regression-curve chart:style-name="ch14">
              <chart:equation svg:x="12.347cm" svg:y="13.038cm"/>
            </chart:regression-curve>
            <chart:data-point chart:repeated="9"/>
          </chart:series>
          <chart:series chart:style-name="ch15" chart:values-cell-range-address="Sheet1.K2:Sheet1.K10" chart:label-cell-address="Sheet1.K1:Sheet1.K1" chart:class="chart:scatter">
            <chart:regression-curve chart:style-name="ch16">
              <chart:equation svg:x="7.413cm" svg:y="2.342cm"/>
            </chart:regression-curve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 BubbleSort</text:p>
              </table:table-cell>
              <table:table-cell office:value-type="string">
                <text:p text:id="Sheet1.I1:Sheet1.I1"> InsertionSort</text:p>
              </table:table-cell>
              <table:table-cell office:value-type="string">
                <text:p text:id="Sheet1.J1:Sheet1.J1"> QuickSort</text:p>
              </table:table-cell>
              <table:table-cell office:value-type="string">
                <text:p text:id="Sheet1.K1:Sheet1.K1"> Merge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">
                <text:p text:id="Sheet1.I2:Sheet1.I10">0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">
                <text:p text:id="Sheet1.K2:Sheet1.K1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77">
                <text:p>0.77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0.33">
                <text:p>20.33</text:p>
              </table:table-cell>
              <table:table-cell office:value-type="float" office:value="7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